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3352" officeooo:paragraph-rsid="001a33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vhsishfsp gsfgsfl’;’ljhshf gsfsjf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2T23:59:09.270367925</meta:creation-date>
    <dc:date>2021-04-12T23:59:46.229434099</dc:date>
    <meta:editing-duration>PT38S</meta:editing-duration>
    <meta:editing-cycles>1</meta:editing-cycles>
    <meta:document-statistic meta:table-count="0" meta:image-count="0" meta:object-count="0" meta:page-count="1" meta:paragraph-count="1" meta:word-count="3" meta:character-count="34" meta:non-whitespace-character-count="32"/>
    <meta:generator>LibreOffice/6.4.6.2$Linux_X86_64 LibreOffice_project/40$Build-2</meta:generator>
  </office:meta>
</office:document-meta>
</file>